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8091"/>
    </style:style>
    <style:style style:name="T1" style:family="text">
      <style:text-properties officeooo:rsid="000c80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include &lt;GL/glut.h&gt;</text:p>
      <text:p text:style-name="P1">#include &lt;math.h&gt;</text:p>
      <text:p text:style-name="P1">#define TRUE 1</text:p>
      <text:p text:style-name="P1">#define FALSE 0</text:p>
      <text:p text:style-name="P1">/* Dimensions of texture image. */</text:p>
      <text:p text:style-name="P1">#define IMAGE_WIDTH 64</text:p>
      <text:p text:style-name="P1">#define IMAGE_HEIGHT 64</text:p>
      <text:p text:style-name="P1">/* Step to be taken for each rotation. */</text:p>
      <text:p text:style-name="P1">#define ANGLE_STEP 10</text:p>
      <text:p text:style-name="P1">/* Magic numbers for relationship b/w cylinder head and crankshaft. */</text:p>
      <text:p text:style-name="P1">#define MAGNITUDE 120</text:p>
      <text:p text:style-name="P1">#define PHASE</text:p>
      <text:p text:style-name="P1">270.112</text:p>
      <text:p text:style-name="P1">#define FREQ_DIV</text:p>
      <text:p text:style-name="P1">58</text:p>
      <text:p text:style-name="P1">#define ARC_LENGHT 2.7</text:p>
      <text:p text:style-name="P1">#define ARC_RADIUS 0.15</text:p>
      <text:p text:style-name="P1">/* Rotation angles */</text:p>
      <text:p text:style-name="P1">GLdouble view_h = 270, view_v = 0, head_angle = 0;</text:p>
      <text:p text:style-name="P1">GLint crank_angle = 0;</text:p>
      <text:p text:style-name="P1">/* Crank rotation step. */</text:p>
      <text:p text:style-name="P1">GLdouble crank_step = 5;</text:p>
      <text:p text:style-name="P1">/* Toggles */</text:p>
      <text:p text:style-name="P1">GLshort shaded = TRUE, anim = FALSE;</text:p>
      <text:p text:style-name="P1">GLshort texture = FALSE, transparent = FALSE;</text:p>
      <text:p text:style-name="P1">GLshort light1 = TRUE, light2 = FALSE;</text:p>
      <text:p text:style-name="P1">/* Storage for the angle look up table and the texture map */</text:p>
      <text:p text:style-name="P1">GLdouble head_look_up_table[361];</text:p>
      <text:p text:style-name="P1">GLubyte image[IMAGE_WIDTH][IMAGE_HEIGHT][3];</text:p>
      <text:p text:style-name="P1">/* Indentifiers for each Display list */</text:p>
      <text:p text:style-name="P1">GLint list_piston_shaded = 1;</text:p>
      <text:p text:style-name="P1">GLint list_piston_texture = 2;</text:p>
      <text:p text:style-name="P1">GLint list_flywheel_shaded = 4;</text:p>
      <text:p text:style-name="P1">GLint list_flywheel_texture = 8;</text:p>
      <text:p text:style-name="P1">/* Variable used in the creaton of glu objects */</text:p>
      <text:p text:style-name="P1">GLUquadricObj *obj;</text:p>
      <text:p text:style-name="P1">/* Draws a box by scaling a glut cube of size 1. Also checks the</text:p>
      <text:p text:style-name="P1">shaded</text:p>
      <text:p text:style-name="P1">toggle to see which rendering style to use. NB Texture doesn't work</text:p>
      <text:p text:style-name="P1">correctly due to the cube being scaled. */</text:p>
      <text:p text:style-name="P1">void</text:p>
      <text:p text:style-name="P1">myBox(GLdouble x, GLdouble y, GLdouble z){</text:p>
      <text:p text:style-name="P1">glPushMatrix();</text:p>
      <text:p text:style-name="P1">glScalef(x, y, z);</text:p>
      <text:p text:style-name="P1">if (shaded)</text:p>
      <text:p text:style-name="P1">glutSolidCube(1);</text:p>
      <text:p text:style-name="P1">else</text:p>
      <text:p text:style-name="P1">glutWireCube(1);</text:p>
      <text:p text:style-name="P1">glPopMatrix();</text:p>
      <text:p text:style-name="P1">}</text:p>
      <text:p text:style-name="P1">/* Draws a cylinder using glu function, drawing flat disc's at each</text:p>
      <text:p text:style-name="P1"><text:soft-page-break/>end,</text:p>
      <text:p text:style-name="P1">to give the appearence of it being solid. */</text:p>
      <text:p text:style-name="P1">void</text:p>
      <text:p text:style-name="P1">myCylinder(GLUquadricObj * object, GLdouble outerRadius,</text:p>
      <text:p text:style-name="P1">GLdouble innerRadius, GLdouble lenght)</text:p>
      <text:p text:style-name="P1">{</text:p>
      <text:p text:style-name="P1">glPushMatrix();</text:p>
      <text:p text:style-name="P1">gluCylinder(object, outerRadius, outerRadius, lenght, 20, 1);</text:p>
      <text:p text:style-name="P1">glPushMatrix();</text:p>
      <text:p text:style-name="P1">glRotatef(180, 0.0, 1.0, 0.0);</text:p>
      <text:p text:style-name="P1">gluDisk(object, innerRadius, outerRadius, 20, 1);</text:p>
      <text:p text:style-name="P1">glPopMatrix();</text:p>
      <text:p text:style-name="P1">glTranslatef(0.0, 0.0, lenght);</text:p>
      <text:p text:style-name="P1">gluDisk(object, innerRadius, outerRadius, 20, 1);</text:p>
      <text:p text:style-name="P1">glPopMatrix();</text:p>
      <text:p text:style-name="P1">}</text:p>
      <text:p text:style-name="P1">/* Draws a piston. */</text:p>
      <text:p text:style-name="P1">void</text:p>
      <text:p text:style-name="P1">draw_piston(void)</text:p>
      <text:p text:style-name="P1">{</text:p>
      <text:p text:style-name="P1">glPushMatrix();</text:p>
      <text:p text:style-name="P1">glColor4f(0.3, 0.6, 0.9, 1.0);</text:p>
      <text:p text:style-name="P1">glPushMatrix();</text:p>
      <text:p text:style-name="P1">glRotatef(90, 0.0, 1.0, 0.0);</text:p>
      <text:p text:style-name="P1">glTranslatef(0.0, 0.0, -0.07);</text:p>
      <text:p text:style-name="P1">myCylinder(obj, 0.125, 0.06, 0.12);</text:p>
      <text:p text:style-name="P1">glPopMatrix();</text:p>
      <text:p text:style-name="P1">glRotatef(-90, 1.0, 0.0, 0.0);</text:p>
      <text:p text:style-name="P1">glTranslatef(0.0, 0.0, 0.05);</text:p>
      <text:p text:style-name="P1">myCylinder(obj, 0.06, 0.0, 0.6);</text:p>
      <text:p text:style-name="P1">glTranslatef(0.0, 0.0, 0.6);</text:p>
      <text:p text:style-name="P1">myCylinder(obj, 0.2, 0.0, 0.5);</text:p>
      <text:p text:style-name="P1">glPopMatrix();</text:p>
      <text:p text:style-name="P1">}</text:p>
      <text:p text:style-name="P1">/* Draws the engine pole and the pivot pole for the cylinder head. */</text:p>
      <text:p text:style-name="P1">voiddraw_engine_pole(void)</text:p>
      <text:p text:style-name="P1">{</text:p>
      <text:p text:style-name="P1">glPushMatrix();</text:p>
      <text:p text:style-name="P1">glColor4f(0.9, 0.9, 0.9, 1.0);</text:p>
      <text:p text:style-name="P1">myBox(0.5, 3.0, 0.5);</text:p>
      <text:p text:style-name="P1">glColor3f(0.5, 0.1, 0.5);</text:p>
      <text:p text:style-name="P1">glRotatef(90, 0.0, 1.0, 0.0);</text:p>
      <text:p text:style-name="P1">glTranslatef(0.0, 0.9, -0.4);</text:p>
      <text:p text:style-name="P1">myCylinder(obj, 0.1, 0.0, 2);</text:p>
      <text:p text:style-name="P1">glPopMatrix();</text:p>
      <text:p text:style-name="P1">}</text:p>
      <text:p text:style-name="P1">/* Draws the cylinder head at the appropreate angle, doing the</text:p>
      <text:p text:style-name="P1">necesary</text:p>
      <text:p text:style-name="P1">translations for the rotation. */</text:p>
      <text:p text:style-name="P1">void</text:p>
      <text:p text:style-name="P1">draw_cylinder_head(void)</text:p>
      <text:p text:style-name="P1">{</text:p>
      <text:p text:style-name="P1"><text:soft-page-break/>glPushMatrix();</text:p>
      <text:p text:style-name="P1">glColor4f(0.5, 1.0, 0.5, 0.1);</text:p>
      <text:p text:style-name="P1">glRotatef(90, 1.0, 0.0, 0.0);</text:p>
      <text:p text:style-name="P1">glTranslatef(0, 0.0, 0.4);</text:p>
      <text:p text:style-name="P1">glRotatef(head_angle, 1, 0, 0);</text:p>
      <text:p text:style-name="P1">glTranslatef(0, 0.0, -0.4);</text:p>
      <text:p text:style-name="P1">myCylinder(obj, 0.23, 0.21, 1.6);</text:p>
      <text:p text:style-name="P1">glRotatef(180, 1.0, 0.0, 0.0);</text:p>
      <text:p text:style-name="P1">gluDisk(obj, 0, 0.23, 20, 1);</text:p>
      <text:p text:style-name="P1">glPopMatrix();</text:p>
      <text:p text:style-name="P1">}</text:p>
      <text:p text:style-name="P1">/* Draws the flywheel. */</text:p>
      <text:p text:style-name="P1">void</text:p>
      <text:p text:style-name="P1">draw_flywheel(void)</text:p>
      <text:p text:style-name="P1">{</text:p>
      <text:p text:style-name="P1">glPushMatrix();</text:p>
      <text:p text:style-name="P1">glColor4f(0.5, 0.5, 1.0, 1.0);</text:p>
      <text:p text:style-name="P1">glRotatef(90, 0.0, 1.0, 0.0);</text:p>
      <text:p text:style-name="P1">myCylinder(obj, 0.625, 0.08, 0.5);</text:p>
      <text:p text:style-name="P1">glPopMatrix();</text:p>
      <text:p text:style-name="P1">}</text:p>
      <text:p text:style-name="P1">/* Draws the crank bell, and the pivot pin for the piston. Also calls</text:p>
      <text:p text:style-name="P1">the</text:p>
      <text:p text:style-name="P1">appropreate display list of a piston doing the nesacary rotations</text:p>
      <text:p text:style-name="P1">before</text:p>
      <text:p text:style-name="P1">hand. */</text:p>
      <text:p text:style-name="P1">void</text:p>
      <text:p text:style-name="P1">draw_crankbell(void)</text:p>
      <text:p text:style-name="P1">{</text:p>
      <text:p text:style-name="P1">glPushMatrix();</text:p>
      <text:p text:style-name="P1">glColor4f(1.0, 0.5, 0.5, 1.0);glRotatef(90, 0.0, 1.0, 0.0);</text:p>
      <text:p text:style-name="P1">myCylinder(obj, 0.3, 0.08, 0.12);</text:p>
      <text:p text:style-name="P1">glColor4f(0.5, 0.1, 0.5, 1.0);</text:p>
      <text:p text:style-name="P1">glTranslatef(0.0, 0.2, 0.0);</text:p>
      <text:p text:style-name="P1">myCylinder(obj, 0.06, 0.0, 0.34);</text:p>
      <text:p text:style-name="P1">glTranslatef(0.0, 0.0, 0.22);</text:p>
      <text:p text:style-name="P1">glRotatef(90, 0.0, 1.0, 0.0);</text:p>
      <text:p text:style-name="P1">glRotatef(crank_angle - head_angle, 1.0, 0.0, 0.0);</text:p>
      <text:p text:style-name="P1">if (shaded) {</text:p>
      <text:p text:style-name="P1">if (texture)</text:p>
      <text:p text:style-name="P1">glCallList(list_piston_texture);</text:p>
      <text:p text:style-name="P1">else</text:p>
      <text:p text:style-name="P1">glCallList(list_piston_shaded);</text:p>
      <text:p text:style-name="P1">} else</text:p>
      <text:p text:style-name="P1">draw_piston();</text:p>
      <text:p text:style-name="P1">glPopMatrix();</text:p>
      <text:p text:style-name="P1">}</text:p>
      <text:p text:style-name="P1">/* Draws the complete crank. Piston also gets drawn through the crank</text:p>
      <text:p text:style-name="P1">bell</text:p>
      <text:p text:style-name="P1">function. */</text:p>
      <text:p text:style-name="P1">void</text:p>
      <text:p text:style-name="P1">draw_crank(void)</text:p>
      <text:p text:style-name="P1"><text:soft-page-break/>{</text:p>
      <text:p text:style-name="P1">glPushMatrix();</text:p>
      <text:p text:style-name="P1">glRotatef(crank_angle, 1.0, 0.0, 0.0);</text:p>
      <text:p text:style-name="P1">glPushMatrix();</text:p>
      <text:p text:style-name="P1">glRotatef(90, 0.0, 1.0, 0.0);</text:p>
      <text:p text:style-name="P1">glTranslatef(0.0, 0.0, -1.0);</text:p>
      <text:p text:style-name="P1">myCylinder(obj, 0.08, 0.0, 1.4);</text:p>
      <text:p text:style-name="P1">glPopMatrix();</text:p>
      <text:p text:style-name="P1">glPushMatrix();</text:p>
      <text:p text:style-name="P1">glTranslatef(0.28, 0.0, 0.0);</text:p>
      <text:p text:style-name="P1">draw_crankbell();</text:p>
      <text:p text:style-name="P1">glPopMatrix();</text:p>
      <text:p text:style-name="P1">glPushMatrix();</text:p>
      <text:p text:style-name="P1">glTranslatef(-0.77, 0.0, 0.0);</text:p>
      <text:p text:style-name="P1">if (shaded) {</text:p>
      <text:p text:style-name="P1">if (texture)</text:p>
      <text:p text:style-name="P1">glCallList(list_flywheel_texture);</text:p>
      <text:p text:style-name="P1">else</text:p>
      <text:p text:style-name="P1">glCallList(list_flywheel_shaded);</text:p>
      <text:p text:style-name="P1">} else</text:p>
      <text:p text:style-name="P1">draw_flywheel();</text:p>
      <text:p text:style-name="P1">glPopMatrix();</text:p>
      <text:p text:style-name="P1">glPopMatrix();</text:p>
      <text:p text:style-name="P1">}/* Main display routine. Clears the drawing buffer and if transparency</text:p>
      <text:p text:style-name="P1">is</text:p>
      <text:p text:style-name="P1">set, displays the model twice, 1st time accepting those fragments</text:p>
      <text:p text:style-name="P1">with</text:p>
      <text:p text:style-name="P1">a ALPHA value of 1 only, then with DEPTH_BUFFER writing disabled</text:p>
      <text:p text:style-name="P1">for</text:p>
      <text:p text:style-name="P1">those with other values. */</text:p>
      <text:p text:style-name="P1">void</text:p>
      <text:p text:style-name="P1">display(void)</text:p>
      <text:p text:style-name="P1">{</text:p>
      <text:p text:style-name="P1">int pass;</text:p>
      <text:p text:style-name="P1">glClear(GL_COLOR_BUFFER_BIT | GL_DEPTH_BUFFER_BIT);</text:p>
      <text:p text:style-name="P1">glPushMatrix();</text:p>
      <text:p text:style-name="P1">if (transparent) {</text:p>
      <text:p text:style-name="P1">glEnable(GL_ALPHA_TEST);</text:p>
      <text:p text:style-name="P1">pass = 2;</text:p>
      <text:p text:style-name="P1">} else {</text:p>
      <text:p text:style-name="P1">glDisable(GL_ALPHA_TEST);</text:p>
      <text:p text:style-name="P1">pass = 0;</text:p>
      <text:p text:style-name="P1">}</text:p>
      <text:p text:style-name="P1">/* Rotate the whole model */</text:p>
      <text:p text:style-name="P1">glRotatef(view_h, 0, 1, 0);</text:p>
      <text:p text:style-name="P1">glRotatef(view_v, 1, 0, 0);</text:p>
      <text:p text:style-name="P1">do {</text:p>
      <text:p text:style-name="P1">if (pass == 2) {</text:p>
      <text:p text:style-name="P1">glAlphaFunc(GL_EQUAL, 1);</text:p>
      <text:p text:style-name="P1">glDepthMask(GL_TRUE);</text:p>
      <text:p text:style-name="P1">pass--;</text:p>
      <text:p text:style-name="P1">} else if (pass != 0) {</text:p>
      <text:p text:style-name="P1"><text:soft-page-break/>glAlphaFunc(GL_NOTEQUAL, 1);</text:p>
      <text:p text:style-name="P1">glDepthMask(GL_FALSE);</text:p>
      <text:p text:style-name="P1">pass--;</text:p>
      <text:p text:style-name="P1">}</text:p>
      <text:p text:style-name="P1">draw_engine_pole();</text:p>
      <text:p text:style-name="P1">glPushMatrix();</text:p>
      <text:p text:style-name="P1">glTranslatef(0.5, 1.4, 0.0);</text:p>
      <text:p text:style-name="P1">draw_cylinder_head();</text:p>
      <text:p text:style-name="P1">glPopMatrix();</text:p>
      <text:p text:style-name="P1">glPushMatrix();</text:p>
      <text:p text:style-name="P1">glTranslatef(0.0, -0.8, 0.0);</text:p>
      <text:p text:style-name="P1">draw_crank();</text:p>
      <text:p text:style-name="P1">glPopMatrix();</text:p>
      <text:p text:style-name="P1">} while (pass &gt; 0);</text:p>
      <text:p text:style-name="P1">glDepthMask(GL_TRUE);</text:p>
      <text:p text:style-name="P1">glutSwapBuffers();glPopMatrix();</text:p>
      <text:p text:style-name="P1">}</text:p>
      <text:p text:style-name="P1">/* Called when the window is idle. When called increments the crank</text:p>
      <text:p text:style-name="P1">angle</text:p>
      <text:p text:style-name="P1">by ANGLE_STEP, updates the head angle and notifies the system that</text:p>
      <text:p text:style-name="P1">the screen needs to be updated. */</text:p>
      <text:p text:style-name="P1">void</text:p>
      <text:p text:style-name="P1">animation(void)</text:p>
      <text:p text:style-name="P1">{</text:p>
      <text:p text:style-name="P1">if ((crank_angle += crank_step) &gt;= 360)</text:p>
      <text:p text:style-name="P1">crank_angle = 0;</text:p>
      <text:p text:style-name="P1">head_angle = head_look_up_table[crank_angle];</text:p>
      <text:p text:style-name="P1">glutPostRedisplay();</text:p>
      <text:p text:style-name="P1">}</text:p>
      <text:p text:style-name="P1">/* Called when a key is pressed. Checks if it reconises the key and if</text:p>
      <text:p text:style-name="P1">so</text:p>
      <text:p text:style-name="P1">acts on it, updateing the screen. */</text:p>
      <text:p text:style-name="P1">/* ARGSUSED1 */</text:p>
      <text:p text:style-name="P1">void</text:p>
      <text:p text:style-name="P1">keyboard(unsigned char key, int x, int y)</text:p>
      <text:p text:style-name="P1">{</text:p>
      <text:p text:style-name="P1">switch (key) {</text:p>
      <text:p text:style-name="P1">case 's':</text:p>
      <text:p text:style-name="P1">if (shaded == FALSE) {</text:p>
      <text:p text:style-name="P1">shaded = TRUE;</text:p>
      <text:p text:style-name="P1">glShadeModel(GL_SMOOTH);</text:p>
      <text:p text:style-name="P1">glEnable(GL_LIGHTING);</text:p>
      <text:p text:style-name="P1">glEnable(GL_DEPTH_TEST);</text:p>
      <text:p text:style-name="P1">glEnable(GL_COLOR_MATERIAL);</text:p>
      <text:p text:style-name="P1">gluQuadricNormals(obj, GLU_SMOOTH);</text:p>
      <text:p text:style-name="P1">gluQuadricDrawStyle(obj, GLU_FILL);</text:p>
      <text:p text:style-name="P1">} else {</text:p>
      <text:p text:style-name="P1">shaded = FALSE;</text:p>
      <text:p text:style-name="P1">glShadeModel(GL_FLAT);</text:p>
      <text:p text:style-name="P1">glDisable(GL_LIGHTING);</text:p>
      <text:p text:style-name="P1">glDisable(GL_DEPTH_TEST);</text:p>
      <text:p text:style-name="P1">glDisable(GL_COLOR_MATERIAL);</text:p>
      <text:p text:style-name="P1"><text:soft-page-break/>gluQuadricNormals(obj, GLU_NONE);</text:p>
      <text:p text:style-name="P1">gluQuadricDrawStyle(obj, GLU_LINE);</text:p>
      <text:p text:style-name="P1">gluQuadricTexture(obj, GL_FALSE);</text:p>
      <text:p text:style-name="P1">}</text:p>
      <text:p text:style-name="P1">if (texture &amp;&amp; !shaded);</text:p>
      <text:p text:style-name="P1">else</text:p>
      <text:p text:style-name="P1">break;</text:p>
      <text:p text:style-name="P1">case 't':</text:p>
      <text:p text:style-name="P1">if (texture == FALSE) {</text:p>
      <text:p text:style-name="P1">texture = TRUE;</text:p>
      <text:p text:style-name="P1">glEnable(GL_TEXTURE_2D);</text:p>
      <text:p text:style-name="P1">gluQuadricTexture(obj, GL_TRUE);</text:p>
      <text:p text:style-name="P1">} else {texture = FALSE;</text:p>
      <text:p text:style-name="P1">glDisable(GL_TEXTURE_2D);</text:p>
      <text:p text:style-name="P1">gluQuadricTexture(obj, GL_FALSE);</text:p>
      <text:p text:style-name="P1">}</text:p>
      <text:p text:style-name="P1">break;</text:p>
      <text:p text:style-name="P1">case 'o':</text:p>
      <text:p text:style-name="P1">if (transparent == FALSE) {</text:p>
      <text:p text:style-name="P1">transparent = TRUE;</text:p>
      <text:p text:style-name="P1">} else {</text:p>
      <text:p text:style-name="P1">transparent = FALSE;</text:p>
      <text:p text:style-name="P1">}</text:p>
      <text:p text:style-name="P1">break;</text:p>
      <text:p text:style-name="P1">case 'a':</text:p>
      <text:p text:style-name="P1">if ((crank_angle += crank_step) &gt;= 360)</text:p>
      <text:p text:style-name="P1">crank_angle = 0;</text:p>
      <text:p text:style-name="P1">head_angle = head_look_up_table[crank_angle];</text:p>
      <text:p text:style-name="P1">break;</text:p>
      <text:p text:style-name="P1">case 'z':</text:p>
      <text:p text:style-name="P1">if ((crank_angle -= crank_step) &lt;= 0)</text:p>
      <text:p text:style-name="P1">crank_angle = 360;</text:p>
      <text:p text:style-name="P1">head_angle = head_look_up_table[crank_angle];</text:p>
      <text:p text:style-name="P1">break;</text:p>
      <text:p text:style-name="P1">case '0':</text:p>
      <text:p text:style-name="P1">if (light1) {</text:p>
      <text:p text:style-name="P1">glDisable(GL_LIGHT0);</text:p>
      <text:p text:style-name="P1">light1 = FALSE;</text:p>
      <text:p text:style-name="P1">} else {</text:p>
      <text:p text:style-name="P1">glEnable(GL_LIGHT0);</text:p>
      <text:p text:style-name="P1">light1 = TRUE;</text:p>
      <text:p text:style-name="P1">}</text:p>
      <text:p text:style-name="P1">break;</text:p>
      <text:p text:style-name="P1">case '1':</text:p>
      <text:p text:style-name="P1">if (light2) {</text:p>
      <text:p text:style-name="P1">glDisable(GL_LIGHT1);</text:p>
      <text:p text:style-name="P1">light2 = FALSE;</text:p>
      <text:p text:style-name="P1">} else {</text:p>
      <text:p text:style-name="P1">glEnable(GL_LIGHT1);</text:p>
      <text:p text:style-name="P1">light2 = TRUE;</text:p>
      <text:p text:style-name="P1">}</text:p>
      <text:p text:style-name="P1">break;</text:p>
      <text:p text:style-name="P1"><text:soft-page-break/>case '4':</text:p>
      <text:p text:style-name="P1">if ((view_h -= ANGLE_STEP) &lt;= 0)</text:p>
      <text:p text:style-name="P1">view_h = 360;</text:p>
      <text:p text:style-name="P1">break;</text:p>
      <text:p text:style-name="P1">case '6':</text:p>
      <text:p text:style-name="P1">if ((view_h += ANGLE_STEP) &gt;= 360)</text:p>
      <text:p text:style-name="P1">view_h = 0;</text:p>
      <text:p text:style-name="P1">break;</text:p>
      <text:p text:style-name="P1">case '8':</text:p>
      <text:p text:style-name="P1">if ((view_v += ANGLE_STEP) &gt;= 360)</text:p>
      <text:p text:style-name="P1">view_v = 0;break;</text:p>
      <text:p text:style-name="P1">case '2':</text:p>
      <text:p text:style-name="P1">if ((view_v -= ANGLE_STEP) &lt;= 0)</text:p>
      <text:p text:style-name="P1">view_v = 360;</text:p>
      <text:p text:style-name="P1">break;</text:p>
      <text:p text:style-name="P1">case ' ':</text:p>
      <text:p text:style-name="P1">if (anim) {</text:p>
      <text:p text:style-name="P1">glutIdleFunc(0);</text:p>
      <text:p text:style-name="P1">anim = FALSE;</text:p>
      <text:p text:style-name="P1">} else {</text:p>
      <text:p text:style-name="P1">glutIdleFunc(animation);</text:p>
      <text:p text:style-name="P1">anim = TRUE;</text:p>
      <text:p text:style-name="P1">}</text:p>
      <text:p text:style-name="P1">break;</text:p>
      <text:p text:style-name="P1">case '+':</text:p>
      <text:p text:style-name="P1">if ((++crank_step) &gt; 45)</text:p>
      <text:p text:style-name="P1">crank_step = 45;</text:p>
      <text:p text:style-name="P1">break;</text:p>
      <text:p text:style-name="P1">case '-':</text:p>
      <text:p text:style-name="P1">if ((--crank_step) &lt;= 0)</text:p>
      <text:p text:style-name="P1">crank_step = 0;</text:p>
      <text:p text:style-name="P1">break;</text:p>
      <text:p text:style-name="P1">default:</text:p>
      <text:p text:style-name="P1">return;</text:p>
      <text:p text:style-name="P1">}</text:p>
      <text:p text:style-name="P1">glutPostRedisplay();</text:p>
      <text:p text:style-name="P1">}</text:p>
      <text:p text:style-name="P1">/* ARGSUSED1 */</text:p>
      <text:p text:style-name="P1">void</text:p>
      <text:p text:style-name="P1">special(int key, int x, int y)</text:p>
      <text:p text:style-name="P1">{</text:p>
      <text:p text:style-name="P1">switch (key) {</text:p>
      <text:p text:style-name="P1">case GLUT_KEY_LEFT:</text:p>
      <text:p text:style-name="P1">if ((view_h -= ANGLE_STEP)</text:p>
      <text:p text:style-name="P1">view_h = 360;</text:p>
      <text:p text:style-name="P1">break;</text:p>
      <text:p text:style-name="P1">case GLUT_KEY_RIGHT:</text:p>
      <text:p text:style-name="P1">if ((view_h += ANGLE_STEP)</text:p>
      <text:p text:style-name="P1">view_h = 0;</text:p>
      <text:p text:style-name="P1">break;</text:p>
      <text:p text:style-name="P1">case GLUT_KEY_UP:</text:p>
      <text:p text:style-name="P1">if ((view_v += ANGLE_STEP)</text:p>
      <text:p text:style-name="P1"><text:soft-page-break/>view_v = 0;</text:p>
      <text:p text:style-name="P1">break;</text:p>
      <text:p text:style-name="P1">case GLUT_KEY_DOWN:</text:p>
      <text:p text:style-name="P1">if ((view_v -= ANGLE_STEP)</text:p>
      <text:p text:style-name="P1">view_v = 360;</text:p>
      <text:p text:style-name="P1">break;</text:p>
      <text:p text:style-name="P1">default:</text:p>
      <text:p text:style-name="P1">return;</text:p>
      <text:p text:style-name="P1">}</text:p>
      <text:p text:style-name="P1">&lt;= 0)</text:p>
      <text:p text:style-name="P1">&gt;= 360)</text:p>
      <text:p text:style-name="P1">&gt;= 360)</text:p>
      <text:p text:style-name="P1">&lt;= 0)glutPostRedisplay();</text:p>
      <text:p text:style-name="P1">}</text:p>
      <text:p text:style-name="P1">/* Called when a menu option has been selected. Translates the menu</text:p>
      <text:p text:style-name="P1">item</text:p>
      <text:p text:style-name="P1">identifier into a keystroke, then call's the keyboard function. */</text:p>
      <text:p text:style-name="P1">void</text:p>
      <text:p text:style-name="P1">menu(int val)</text:p>
      <text:p text:style-name="P1">{</text:p>
      <text:p text:style-name="P1">unsigned char key;</text:p>
      <text:p text:style-name="P1">switch (val) {</text:p>
      <text:p text:style-name="P1">case 1:</text:p>
      <text:p text:style-name="P1">key = 's';</text:p>
      <text:p text:style-name="P1">break;</text:p>
      <text:p text:style-name="P1">case 2:</text:p>
      <text:p text:style-name="P1">key = ' ';</text:p>
      <text:p text:style-name="P1">break;</text:p>
      <text:p text:style-name="P1">case 3:</text:p>
      <text:p text:style-name="P1">key = 't';</text:p>
      <text:p text:style-name="P1">break;</text:p>
      <text:p text:style-name="P1">case 4:</text:p>
      <text:p text:style-name="P1">key = 'o';</text:p>
      <text:p text:style-name="P1">break;</text:p>
      <text:p text:style-name="P1">case 5:</text:p>
      <text:p text:style-name="P1">key = '0';</text:p>
      <text:p text:style-name="P1">break;</text:p>
      <text:p text:style-name="P1">case 6:</text:p>
      <text:p text:style-name="P1">key = '1';</text:p>
      <text:p text:style-name="P1">break;</text:p>
      <text:p text:style-name="P1">case 7:</text:p>
      <text:p text:style-name="P1">key = '+';</text:p>
      <text:p text:style-name="P1">break;</text:p>
      <text:p text:style-name="P1">case 8:</text:p>
      <text:p text:style-name="P1">key = '-';</text:p>
      <text:p text:style-name="P1">break;</text:p>
      <text:p text:style-name="P1">default:</text:p>
      <text:p text:style-name="P1">return;</text:p>
      <text:p text:style-name="P1">}</text:p>
      <text:p text:style-name="P1">keyboard(key, 0, 0);</text:p>
      <text:p text:style-name="P1">}</text:p>
      <text:p text:style-name="P1">/* Initialises the menu of toggles. */</text:p>
      <text:p text:style-name="P1"><text:soft-page-break/>void</text:p>
      <text:p text:style-name="P1">create_menu(void)</text:p>
      <text:p text:style-name="P1">{</text:p>
      <text:p text:style-name="P1">glutCreateMenu(menu);</text:p>
      <text:p text:style-name="P1">glutAttachMenu(GLUT_RIGHT_BUTTON);</text:p>
      <text:p text:style-name="P1">glutAddMenuEntry("Shaded", 1);</text:p>
      <text:p text:style-name="P1">glutAddMenuEntry("Animation", 2);</text:p>
      <text:p text:style-name="P1">glutAddMenuEntry("Texture", 3);</text:p>
      <text:p text:style-name="P1">glutAddMenuEntry("Transparency", 4);glutAddMenuEntry("Right Light (0)", 5);</text:p>
      <text:p text:style-name="P1">glutAddMenuEntry("Left Light (1)", 6);</text:p>
      <text:p text:style-name="P1">glutAddMenuEntry("Speed UP", 7);</text:p>
      <text:p text:style-name="P1">glutAddMenuEntry("Slow Down", 8);</text:p>
      <text:p text:style-name="P1">}</text:p>
      <text:p text:style-name="P1">/* Makes a simple check pattern image. (Copied from the redbook</text:p>
      <text:p text:style-name="P1">example</text:p>
      <text:p text:style-name="P1">"checker.c".) */</text:p>
      <text:p text:style-name="P1">void</text:p>
      <text:p text:style-name="P1">make_image(void)</text:p>
      <text:p text:style-name="P1">{</text:p>
      <text:p text:style-name="P1">int i, j, c;</text:p>
      <text:p text:style-name="P1">for (i = 0; i &lt; IMAGE_WIDTH; i++) {</text:p>
      <text:p text:style-name="P1">for (j = 0; j &lt; IMAGE_HEIGHT; j++) {</text:p>
      <text:p text:style-name="P1">c = (((i &amp; 0x8) == 0) ^ ((j &amp; 0x8) == 0)) * 255;</text:p>
      <text:p text:style-name="P1">image[i][j][0] = (GLubyte) c;</text:p>
      <text:p text:style-name="P1">image[i][j][1] = (GLubyte) c;</text:p>
      <text:p text:style-name="P1">image[i][j][2] = (GLubyte) c;</text:p>
      <text:p text:style-name="P1">}</text:p>
      <text:p text:style-name="P1">}</text:p>
      <text:p text:style-name="P1">}</text:p>
      <text:p text:style-name="P1">/* Makes the head look up table for all possible crank angles. */</text:p>
      <text:p text:style-name="P1">void</text:p>
      <text:p text:style-name="P1">make_table(void)</text:p>
      <text:p text:style-name="P1">{</text:p>
      <text:p text:style-name="P1">GLint i;</text:p>
      <text:p text:style-name="P1">GLdouble k;</text:p>
      <text:p text:style-name="P1">for (i = 0, k = 0.0; i &lt; 360; i++, k++) {</text:p>
      <text:p text:style-name="P1">head_look_up_table[i] =</text:p>
      <text:p text:style-name="P1">MAGNITUDE * atan(</text:p>
      <text:p text:style-name="P1">(ARC_RADIUS * sin(PHASE - k / FREQ_DIV)) /</text:p>
      <text:p text:style-name="P1">((ARC_LENGHT - ARC_RADIUS * cos(PHASE - k / FREQ_DIV))));</text:p>
      <text:p text:style-name="P1">}</text:p>
      <text:p text:style-name="P1">}</text:p>
      <text:p text:style-name="P1">/* Initialises texturing, lighting, display lists, and everything else</text:p>
      <text:p text:style-name="P1">associated with the model. */</text:p>
      <text:p text:style-name="P1">void</text:p>
      <text:p text:style-name="P1">myinit(void)</text:p>
      <text:p text:style-name="P1">{</text:p>
      <text:p text:style-name="P1">GLfloat mat_specular[] = {1.0, 1.0, 1.0, 1.0};</text:p>
      <text:p text:style-name="P1">GLfloat mat_shininess[] = {50.0};</text:p>
      <text:p text:style-name="P1">GLfloat light_position1[] = {1.0, 1.0, 1.0, 0.0};</text:p>
      <text:p text:style-name="P1">GLfloat light_position2[] = {-1.0, 1.0, 1.0, 0.0};</text:p>
      <text:p text:style-name="P1">glClearColor(0.0, 0.0, 0.0, 0.0);</text:p>
      <text:p text:style-name="P1"><text:soft-page-break/>obj = gluNewQuadric();make_table();</text:p>
      <text:p text:style-name="P1">make_image();</text:p>
      <text:p text:style-name="P1">/* Set up Texturing */</text:p>
      <text:p text:style-name="P1">glPixelStorei(GL_UNPACK_ALIGNMENT, 1);</text:p>
      <text:p text:style-name="P1">glTexImage2D(GL_TEXTURE_2D, 0, 3, IMAGE_WIDTH,</text:p>
      <text:p text:style-name="P1">IMAGE_HEIGHT, 0, GL_RGB, GL_UNSIGNED_BYTE,</text:p>
      <text:p text:style-name="P1">image);</text:p>
      <text:p text:style-name="P1">glTexParameterf(GL_TEXTURE_2D, GL_TEXTURE_WRAP_S, GL_CLAMP);</text:p>
      <text:p text:style-name="P1">glTexParameterf(GL_TEXTURE_2D, GL_TEXTURE_WRAP_T, GL_CLAMP);</text:p>
      <text:p text:style-name="P1">glTexParameterf(GL_TEXTURE_2D, GL_TEXTURE_MAG_FILTER, GL_NEAREST);</text:p>
      <text:p text:style-name="P1">glTexParameterf(GL_TEXTURE_2D, GL_TEXTURE_MIN_FILTER, GL_NEAREST);</text:p>
      <text:p text:style-name="P1">glTexEnvf(GL_TEXTURE_ENV, GL_TEXTURE_ENV_MODE, GL_MODULATE);</text:p>
      <text:p text:style-name="P1">/* Set up Lighting */</text:p>
      <text:p text:style-name="P1">glMaterialfv(GL_FRONT, GL_SPECULAR, mat_specular);</text:p>
      <text:p text:style-name="P1">glMaterialfv(GL_FRONT, GL_SHININESS, mat_shininess);</text:p>
      <text:p text:style-name="P1">glLightfv(GL_LIGHT0, GL_POSITION, light_position1);</text:p>
      <text:p text:style-name="P1">glLightfv(GL_LIGHT1, GL_POSITION, light_position2);</text:p>
      <text:p text:style-name="P1">/* Initial render mode is with full shading and LIGHT 0</text:p>
      <text:p text:style-name="P1">enabled. */</text:p>
      <text:p text:style-name="P1">glEnable(GL_LIGHTING);</text:p>
      <text:p text:style-name="P1">glEnable(GL_LIGHT0);</text:p>
      <text:p text:style-name="P1">glDepthFunc(GL_LEQUAL);</text:p>
      <text:p text:style-name="P1">glEnable(GL_DEPTH_TEST);</text:p>
      <text:p text:style-name="P1">glDisable(GL_ALPHA_TEST);</text:p>
      <text:p text:style-name="P1">glColorMaterial(GL_FRONT_AND_BACK, GL_DIFFUSE);</text:p>
      <text:p text:style-name="P1">glEnable(GL_COLOR_MATERIAL);</text:p>
      <text:p text:style-name="P1">glShadeModel(GL_SMOOTH);</text:p>
      <text:p text:style-name="P1">/* Initialise display lists */</text:p>
      <text:p text:style-name="P1">glNewList(list_piston_shaded, GL_COMPILE);</text:p>
      <text:p text:style-name="P1">draw_piston();</text:p>
      <text:p text:style-name="P1">glEndList();</text:p>
      <text:p text:style-name="P1">glNewList(list_flywheel_shaded, GL_COMPILE);</text:p>
      <text:p text:style-name="P1">draw_flywheel();</text:p>
      <text:p text:style-name="P1">glEndList();</text:p>
      <text:p text:style-name="P1">gluQuadricTexture(obj, GL_TRUE);</text:p>
      <text:p text:style-name="P1">glNewList(list_piston_texture, GL_COMPILE);</text:p>
      <text:p text:style-name="P1">draw_piston();</text:p>
      <text:p text:style-name="P1">glEndList();</text:p>
      <text:p text:style-name="P1">glNewList(list_flywheel_texture, GL_COMPILE);</text:p>
      <text:p text:style-name="P1">draw_flywheel();</text:p>
      <text:p text:style-name="P1">glEndList();</text:p>
      <text:p text:style-name="P1">gluQuadricTexture(obj, GL_FALSE);</text:p>
      <text:p text:style-name="P1">}</text:p>
      <text:p text:style-name="P1">/* Called when the model's window has been reshaped.</text:p>
      <text:p text:style-name="P1">void</text:p>
      <text:p text:style-name="P1">*/myReshape(int w, int h)</text:p>
      <text:p text:style-name="P1">{</text:p>
      <text:p text:style-name="P1">glViewport(0, 0, w, h);</text:p>
      <text:p text:style-name="P1">glMatrixMode(GL_PROJECTION);</text:p>
      <text:p text:style-name="P1">glLoadIdentity();</text:p>
      <text:p text:style-name="P1">gluPerspective(65.0, (GLfloat) w / (GLfloat) h, 1.0, 20.0);</text:p>
      <text:p text:style-name="P1">glMatrixMode(GL_MODELVIEW);</text:p>
      <text:p text:style-name="P1"><text:soft-page-break/>glLoadIdentity();</text:p>
      <text:p text:style-name="P1">glTranslatef(0.0, 0.0, -5.0); /* viewing transform */</text:p>
      <text:p text:style-name="P1">glScalef(1.5, 1.5, 1.5);</text:p>
      <text:p text:style-name="P1">}</text:p>
      <text:p text:style-name="P1">/* Main program. An interactive model of a miniture steam engine.</text:p>
      <text:p text:style-name="P1">Sets system in Double Buffered mode and initialises all the call-</text:p>
      <text:p text:style-name="P1">back</text:p>
      <text:p text:style-name="P1">functions. */</text:p>
      <text:p text:style-name="P1">int</text:p>
      <text:p text:style-name="P1">main(int argc, char **argv)</text:p>
      <text:p text:style-name="P1">{</text:p>
      <text:p text:style-name="P1">puts("Steam Engine\n");</text:p>
      <text:p text:style-name="P1">puts("Keypad Arrow keys (with NUM_LOCK on) rotates object.");</text:p>
      <text:p text:style-name="P1">puts("Rotate crank: 'a' = anti-clock wise 'z' = clock wise");</text:p>
      <text:p text:style-name="P1">puts("Crank Speed : '+' = Speed up by 1</text:p>
      <text:p text:style-name="P1">'-' = Slow Down by 1");</text:p>
      <text:p text:style-name="P1">puts("Toggle</text:p>
      <text:p text:style-name="P1">: 's' = Shading</text:p>
      <text:p text:style-name="P1">'t' = Texture");</text:p>
      <text:p text:style-name="P1">puts("</text:p>
      <text:p text:style-name="P1">: ' ' = Animation</text:p>
      <text:p text:style-name="P1">'o' = Transparency");</text:p>
      <text:p text:style-name="P1">puts("</text:p>
      <text:p text:style-name="P1">: '0' = Right Light</text:p>
      <text:p text:style-name="P1">'1' = Left Light");</text:p>
      <text:p text:style-name="P1">puts(" Alternatively a pop up menu with all toggles is attached");</text:p>
      <text:p text:style-name="P1">puts("</text:p>
      <text:p text:style-name="P1">to the left mouse button.\n");</text:p>
      <text:p text:style-name="P1">glutInitWindowSize(400, 400);</text:p>
      <text:p text:style-name="P1">glutInit(&amp;argc, argv);</text:p>
      <text:p text:style-name="P1">/* Transperancy won't work properly without GLUT_ALPHA */</text:p>
      <text:p text:style-name="P1">glutInitDisplayMode(GLUT_DOUBLE | GLUT_RGBA | GLUT_DEPTH |</text:p>
      <text:p text:style-name="P1">GLUT_MULTISAMPLE);</text:p>
      <text:p text:style-name="P1">glutCreateWindow("Steam Engine");</text:p>
      <text:p text:style-name="P1">glutDisplayFunc(display);</text:p>
      <text:p text:style-name="P1">glutKeyboardFunc(keyboard);</text:p>
      <text:p text:style-name="P1">glutSpecialFunc(special);</text:p>
      <text:p text:style-name="P1">create_menu();</text:p>
      <text:p text:style-name="P1">myinit();</text:p>
      <text:p text:style-name="P1">glutReshapeFunc(myReshape);</text:p>
      <text:p text:style-name="P1">glutMainLoop();</text:p>
      <text:p text:style-name="P1">return 0;</text:p>
      <text:p text:style-name="P1">/* ANSI C requires main to return int. */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43:56.880115132</meta:creation-date>
    <dc:date>2019-02-23T16:50:41.283095503</dc:date>
    <meta:editing-duration>PT6M46S</meta:editing-duration>
    <meta:editing-cycles>1</meta:editing-cycles>
    <meta:document-statistic meta:table-count="0" meta:image-count="0" meta:object-count="0" meta:page-count="11" meta:paragraph-count="564" meta:word-count="1685" meta:character-count="12193" meta:non-whitespace-character-count="11075"/>
    <meta:generator>LibreOffice/6.0.6.2$Linux_X86_64 LibreOffice_project/00m0$Build-2</meta:generator>
  </office:meta>
</office:document-meta>
</file>